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 żyć</text:span><text:span text:style-name="T1"><text:line-break/></text:span><text:span text:style-name="T1">dla Miłości,</text:span><text:span text:style-name="T1"><text:line-break/></text:span><text:span text:style-name="T1">dla tej Miłości</text:span><text:span text:style-name="T1"><text:line-break/></text:span><text:span text:style-name="T1">warto ż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5:43:32</meta:creation-date>
    <dc:date>2013-06-11T18:36:33</dc:date>
    <dc:language>pl-PL</dc:language>
    <meta:editing-cycles>16</meta:editing-cycles>
    <meta:editing-duration>PT34M3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